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955f" officeooo:paragraph-rsid="0005955f"/>
    </style:style>
    <style:style style:name="P2" style:family="paragraph" style:parent-style-name="Standard">
      <style:text-properties officeooo:rsid="0005955f" officeooo:paragraph-rsid="0005d9bf"/>
    </style:style>
    <style:style style:name="P3" style:family="paragraph" style:parent-style-name="Standard">
      <style:text-properties officeooo:rsid="0005955f" officeooo:paragraph-rsid="000835ad"/>
    </style:style>
    <style:style style:name="P4" style:family="paragraph" style:parent-style-name="Standard">
      <style:text-properties officeooo:rsid="0005955f" officeooo:paragraph-rsid="00096a3d"/>
    </style:style>
    <style:style style:name="P5" style:family="paragraph" style:parent-style-name="Standard">
      <style:text-properties officeooo:rsid="0005955f" officeooo:paragraph-rsid="000c9c72"/>
    </style:style>
    <style:style style:name="P6" style:family="paragraph" style:parent-style-name="Standard">
      <style:text-properties officeooo:rsid="0005955f" officeooo:paragraph-rsid="000e7e56"/>
    </style:style>
    <style:style style:name="P7" style:family="paragraph" style:parent-style-name="Standard">
      <style:text-properties officeooo:rsid="0005955f" officeooo:paragraph-rsid="00103275"/>
    </style:style>
    <style:style style:name="P8" style:family="paragraph" style:parent-style-name="Standard">
      <style:text-properties officeooo:rsid="0005d9bf" officeooo:paragraph-rsid="0005d9bf"/>
    </style:style>
    <style:style style:name="P9" style:family="paragraph" style:parent-style-name="Standard">
      <style:text-properties officeooo:rsid="00096a3d" officeooo:paragraph-rsid="00096a3d"/>
    </style:style>
    <style:style style:name="P10" style:family="paragraph" style:parent-style-name="Standard">
      <style:text-properties officeooo:rsid="000c9c72" officeooo:paragraph-rsid="000c9c72"/>
    </style:style>
    <style:style style:name="P11" style:family="paragraph" style:parent-style-name="Standard">
      <style:text-properties officeooo:rsid="000e7e56" officeooo:paragraph-rsid="000e7e56"/>
    </style:style>
    <style:style style:name="P12" style:family="paragraph" style:parent-style-name="Standard">
      <style:text-properties officeooo:rsid="0012000f" officeooo:paragraph-rsid="0012000f"/>
    </style:style>
    <style:style style:name="P13" style:family="paragraph" style:parent-style-name="Standard">
      <style:text-properties officeooo:rsid="0012cec8" officeooo:paragraph-rsid="0012cec8"/>
    </style:style>
    <style:style style:name="P14" style:family="paragraph" style:parent-style-name="Standard">
      <style:text-properties officeooo:rsid="0012cec8" officeooo:paragraph-rsid="0014634c"/>
    </style:style>
    <style:style style:name="P15" style:family="paragraph" style:parent-style-name="Standard">
      <style:text-properties officeooo:rsid="0014634c" officeooo:paragraph-rsid="0014634c"/>
    </style:style>
    <style:style style:name="P16" style:family="paragraph" style:parent-style-name="Standard">
      <style:text-properties style:text-underline-style="none" officeooo:rsid="0014634c" officeooo:paragraph-rsid="0014634c"/>
    </style:style>
    <style:style style:name="P17" style:family="paragraph" style:parent-style-name="Standard">
      <style:text-properties style:text-underline-style="none" officeooo:rsid="0012000f" officeooo:paragraph-rsid="001639e1"/>
    </style:style>
    <style:style style:name="P18" style:family="paragraph" style:parent-style-name="Standard">
      <style:text-properties style:text-underline-style="none" officeooo:rsid="0012000f" officeooo:paragraph-rsid="0019e7bf"/>
    </style:style>
    <style:style style:name="P19" style:family="paragraph" style:parent-style-name="Standard">
      <style:text-properties style:text-underline-style="none" officeooo:rsid="00192d02" officeooo:paragraph-rsid="00192d02"/>
    </style:style>
    <style:style style:name="P2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5955f" officeooo:paragraph-rsid="0005955f"/>
    </style:style>
    <style:style style:name="P2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5955f" officeooo:paragraph-rsid="0005d9bf"/>
    </style:style>
    <style:style style:name="P2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5955f" officeooo:paragraph-rsid="000835ad"/>
    </style:style>
    <style:style style:name="P2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5955f" officeooo:paragraph-rsid="00096a3d"/>
    </style:style>
    <style:style style:name="P2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5955f" officeooo:paragraph-rsid="00103275"/>
    </style:style>
    <style:style style:name="P2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0c9c72" officeooo:paragraph-rsid="000c9c72"/>
    </style:style>
    <style:style style:name="P2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4634c" officeooo:paragraph-rsid="0014634c"/>
    </style:style>
    <style:style style:name="P2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2000f" officeooo:paragraph-rsid="001639e1"/>
    </style:style>
    <style:style style:name="P2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92d02" officeooo:paragraph-rsid="00192d02"/>
    </style:style>
    <style:style style:name="P29" style:family="paragraph" style:parent-style-name="Standard">
      <style:text-properties officeooo:rsid="0014634c" officeooo:paragraph-rsid="0014634c"/>
    </style:style>
    <style:style style:name="P30" style:family="paragraph" style:parent-style-name="Standard">
      <style:text-properties style:text-underline-style="none" officeooo:rsid="0012000f" officeooo:paragraph-rsid="0019e7bf"/>
    </style:style>
    <style:style style:name="P31" style:family="paragraph" style:parent-style-name="Standard">
      <style:text-properties style:text-underline-style="none" officeooo:rsid="0012000f" officeooo:paragraph-rsid="001d2ab8"/>
    </style:style>
    <style:style style:name="P32" style:family="paragraph" style:parent-style-name="Standard">
      <style:text-properties style:text-underline-style="none" officeooo:rsid="0012000f" officeooo:paragraph-rsid="001db9f8"/>
    </style:style>
    <style:style style:name="P33" style:family="paragraph" style:parent-style-name="Standard">
      <style:text-properties style:text-underline-style="none" officeooo:rsid="0012000f" officeooo:paragraph-rsid="001e6255"/>
    </style:style>
    <style:style style:name="P34" style:family="paragraph" style:parent-style-name="Standard">
      <style:text-properties style:text-underline-style="none" officeooo:rsid="0012000f" officeooo:paragraph-rsid="001e972f"/>
    </style:style>
    <style:style style:name="P35" style:family="paragraph" style:parent-style-name="Standard">
      <style:text-properties style:text-underline-style="none" officeooo:rsid="0012000f" officeooo:paragraph-rsid="00216e41"/>
    </style:style>
    <style:style style:name="P36" style:family="paragraph" style:parent-style-name="Standard">
      <style:text-properties style:text-underline-style="none" officeooo:rsid="0012000f" officeooo:paragraph-rsid="0026b750"/>
    </style:style>
    <style:style style:name="P37" style:family="paragraph" style:parent-style-name="Standard">
      <style:text-properties style:text-underline-style="none" officeooo:rsid="001afc79" officeooo:paragraph-rsid="001afc79"/>
    </style:style>
    <style:style style:name="P38" style:family="paragraph" style:parent-style-name="Standard">
      <style:text-properties style:text-underline-style="none" officeooo:rsid="001d2ab8" officeooo:paragraph-rsid="001d2ab8"/>
    </style:style>
    <style:style style:name="P39" style:family="paragraph" style:parent-style-name="Standard">
      <style:text-properties style:text-underline-style="none" officeooo:rsid="001db9f8" officeooo:paragraph-rsid="001db9f8"/>
    </style:style>
    <style:style style:name="P40" style:family="paragraph" style:parent-style-name="Standard">
      <style:text-properties style:text-underline-style="none" officeooo:rsid="001e6255" officeooo:paragraph-rsid="001e6255"/>
    </style:style>
    <style:style style:name="P41" style:family="paragraph" style:parent-style-name="Standard">
      <style:text-properties style:text-underline-style="none" officeooo:rsid="001f72c2" officeooo:paragraph-rsid="001f72c2"/>
    </style:style>
    <style:style style:name="P42" style:family="paragraph" style:parent-style-name="Standard">
      <style:text-properties style:text-underline-style="none" officeooo:rsid="0022a246" officeooo:paragraph-rsid="0022a246"/>
    </style:style>
    <style:style style:name="P43" style:family="paragraph" style:parent-style-name="Standard">
      <style:text-properties style:text-underline-style="none" officeooo:rsid="0022d899" officeooo:paragraph-rsid="0022d899"/>
    </style:style>
    <style:style style:name="P44" style:family="paragraph" style:parent-style-name="Standard">
      <style:text-properties style:text-underline-style="none" officeooo:rsid="00192d02" officeooo:paragraph-rsid="0026b750"/>
    </style:style>
    <style:style style:name="P45" style:family="paragraph" style:parent-style-name="Standard">
      <style:text-properties officeooo:rsid="0012000f" officeooo:paragraph-rsid="0026b750"/>
    </style:style>
    <style:style style:name="P46" style:family="paragraph" style:parent-style-name="Standard">
      <style:text-properties officeooo:rsid="0005955f" officeooo:paragraph-rsid="0026b750"/>
    </style:style>
    <style:style style:name="P4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afc79" officeooo:paragraph-rsid="001afc79"/>
    </style:style>
    <style:style style:name="P4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d2ab8" officeooo:paragraph-rsid="001d2ab8"/>
    </style:style>
    <style:style style:name="P4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2000f" officeooo:paragraph-rsid="001db9f8"/>
    </style:style>
    <style:style style:name="P5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2000f" officeooo:paragraph-rsid="00216e41"/>
    </style:style>
    <style:style style:name="P5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db9f8" officeooo:paragraph-rsid="001db9f8"/>
    </style:style>
    <style:style style:name="P5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e6255" officeooo:paragraph-rsid="001e6255"/>
    </style:style>
    <style:style style:name="P5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style:text-underline-style="none" officeooo:rsid="001f72c2" officeooo:paragraph-rsid="001f72c2"/>
    </style:style>
    <style:style style:name="T1" style:family="text">
      <style:text-properties officeooo:rsid="0005d9bf"/>
    </style:style>
    <style:style style:name="T2" style:family="text">
      <style:text-properties officeooo:rsid="000835ad"/>
    </style:style>
    <style:style style:name="T3" style:family="text">
      <style:text-properties officeooo:rsid="00096a3d"/>
    </style:style>
    <style:style style:name="T4" style:family="text">
      <style:text-properties officeooo:rsid="000c9c72"/>
    </style:style>
    <style:style style:name="T5" style:family="text">
      <style:text-properties officeooo:rsid="000e7e56"/>
    </style:style>
    <style:style style:name="T6" style:family="text">
      <style:text-properties officeooo:rsid="00103275"/>
    </style:style>
    <style:style style:name="T7" style:family="text">
      <style:text-properties officeooo:rsid="0012cec8"/>
    </style:style>
    <style:style style:name="T8" style:family="text">
      <style:text-properties officeooo:rsid="0014634c"/>
    </style:style>
    <style:style style:name="T9" style:family="text">
      <style:text-properties officeooo:rsid="001639e1"/>
    </style:style>
    <style:style style:name="T10" style:family="text">
      <style:text-properties officeooo:rsid="001835aa"/>
    </style:style>
    <style:style style:name="T11" style:family="text">
      <style:text-properties officeooo:rsid="0019e7bf"/>
    </style:style>
    <style:style style:name="T12" style:family="text">
      <style:text-properties officeooo:rsid="001afc79"/>
    </style:style>
    <style:style style:name="T13" style:family="text">
      <style:text-properties officeooo:rsid="001b222e"/>
    </style:style>
    <style:style style:name="T14" style:family="text">
      <style:text-properties officeooo:rsid="001d2ab8"/>
    </style:style>
    <style:style style:name="T15" style:family="text">
      <style:text-properties officeooo:rsid="001db9f8"/>
    </style:style>
    <style:style style:name="T16" style:family="text">
      <style:text-properties officeooo:rsid="001e6255"/>
    </style:style>
    <style:style style:name="T17" style:family="text">
      <style:text-properties officeooo:rsid="001e972f"/>
    </style:style>
    <style:style style:name="T18" style:family="text">
      <style:text-properties officeooo:rsid="001f72c2"/>
    </style:style>
    <style:style style:name="T19" style:family="text">
      <style:text-properties officeooo:rsid="00216e41"/>
    </style:style>
    <style:style style:name="T20" style:family="text">
      <style:text-properties officeooo:rsid="0022a246"/>
    </style:style>
    <style:style style:name="T21" style:family="text">
      <style:text-properties officeooo:rsid="0022d899"/>
    </style:style>
    <style:style style:name="T22" style:family="text">
      <style:text-properties officeooo:rsid="0026b7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İçindekiler</text:p>
      <text:p text:style-name="P1"/>
      <text:p text:style-name="P1">1- ReactJS Nedir ?</text:p>
      <text:p text:style-name="P1">2- Component Nedir ?</text:p>
      <text:p text:style-name="P1">3- Virtual DOM Mimarisi Nedir ?</text:p>
      <text:p text:style-name="P1">4- Kurulum ve İlk Çalıştırma</text:p>
      <text:p text:style-name="P1">5- React Dosyaları Hakkında</text:p>
      <text:p text:style-name="P1">6- React ve JSX</text:p>
      <text:p text:style-name="P1">7- JSX ve JavaScript İfadeleri</text:p>
      <text:p text:style-name="P1">8- İlk Componenti Oluşturma</text:p>
      <text:p text:style-name="P1">9- React , CSS ve Bootstrap </text:p>
      <text:p text:style-name="P1">10- Functional Components</text:p>
      <text:p text:style-name="P1">11- Propsların Kullanımı</text:p>
      <text:p text:style-name="P1">12- PropTypes ve Default Props</text:p>
      <text:p text:style-name="P1">13- User Arayüzü ve Font Awesome</text:p>
      <text:p text:style-name="P1">14- State Nedir ve Statelerin Özellikleri</text:p>
      <text:p text:style-name="P1">15- State Oluşturma</text:p>
      <text:p text:style-name="P1">16- React Eventler</text:p>
      <text:p text:style-name="P1">17- State Değiştirme</text:p>
      <text:p text:style-name="P1">18- Componentler Arası İletişim</text:p>
      <text:p text:style-name="P1"/>
      <text:p text:style-name="P20"/>
      <text:p text:style-name="P1"/>
      <text:p text:style-name="P1"><text:span text:style-name="T22">AŞAMA </text:span>1- ReactJS Nedir ?</text:p>
      <text:p text:style-name="P1"/>
      <text:p text:style-name="P1">* Kullanıcı arayüzleri oluşturmak için <text:s/>Facebook tarafından geliştirilen bi javascript kütüphanesidir</text:p>
      <text:p text:style-name="P1"/>
      <text:p text:style-name="P1">* MVC deki View katmanına odaklanır</text:p>
      <text:p text:style-name="P1"/>
      <text:p text:style-name="P1">* Virtual DOM denilen performans artıran sanal alanı kullanır</text:p>
      <text:p text:style-name="P1"/>
      <text:p text:style-name="P1">* Bu sayede sadece değişiklik yaşandığı zaman DOM güncellenir</text:p>
      <text:p text:style-name="P1"/>
      <text:p text:style-name="P1">* Component tabanlıdır</text:p>
      <text:p text:style-name="P1"/>
      <text:p text:style-name="P1">* Her componentin props ve stateleri bulunur</text:p>
      <text:p text:style-name="P1"/>
      <text:p text:style-name="P1">* ES6 Syntaxı ve JSX formatı kullanılır</text:p>
      <text:p text:style-name="P20"/>
      <text:p text:style-name="P1"/>
      <text:p text:style-name="P46"><text:span text:style-name="T22">AŞAMA </text:span>2- Component Nedir ?</text:p>
      <text:p text:style-name="P1"/>
      <text:p text:style-name="P8">* Sayfadaki alanları , yapıları bir class haline döndürüp içeriklerini de props ve stateler halinde gönderip istediğimiz gibi alanlarda kullanmamızı sağlayan yapıdır</text:p>
      <text:p text:style-name="P8"/>
      <text:p text:style-name="P8">* Örnek olarak navigasyon barı yada arama alanını component şeklinde yani class olarak yazabiliriz</text:p>
      <text:p text:style-name="P8"/>
      <text:p text:style-name="P8">* Componentler props ( properties) ve statelerden oluşur</text:p>
      <text:p text:style-name="P8"/>
      <text:p text:style-name="P8">* Propslar kendi componentleri içinde ve de başka componentlere geçirilerek kullanılabilir</text:p>
      <text:p text:style-name="P8"/>
      <text:p text:style-name="P8"><text:soft-page-break/>* Component mantığıyla çalışma esnasında yüksek performans görülmesinin sebebi bir değişiklik yaşandığında yalnızca değişikliğin gözlendiği <text:s/>componentin yenilenmesidir</text:p>
      <text:p text:style-name="P8"/>
      <text:p text:style-name="P8">* Bu renderlama yoluyla büyük verilerle ve trafikle kolaylıkla başedilir</text:p>
      <text:p text:style-name="P1"/>
      <text:p text:style-name="P20"/>
      <text:p text:style-name="P1"/>
      <text:p text:style-name="P46"><text:span text:style-name="T22">AŞAMA </text:span>3- Virtual DOM Mimarisi Nedir ?</text:p>
      <text:p text:style-name="P2"/>
      <text:p text:style-name="P2">* <text:span text:style-name="T1">Elimizde 2 çeşit DOM bulunur</text:span></text:p>
      <text:p text:style-name="P2"/>
      <text:p text:style-name="P2">* <text:span text:style-name="T1">1.si Real DOM , 2.si Virtual DOM</text:span></text:p>
      <text:p text:style-name="P2"/>
      <text:p text:style-name="P2">* <text:span text:style-name="T1">Virtual DOM , Real DOM’un bellekteki kopyasıdır</text:span></text:p>
      <text:p text:style-name="P2"/>
      <text:p text:style-name="P2">* <text:span text:style-name="T1">Document objeleri Key-Value ikilileri olarak bulunur</text:span></text:p>
      <text:p text:style-name="P2"/>
      <text:p text:style-name="P8">* Sayfada güncelleme olduğunda değişiklik yapılanlar <text:s/>yapılmayanlar arasındaki farklar diff algoritması ile çözümlenip bulunur</text:p>
      <text:p text:style-name="P8"/>
      <text:p text:style-name="P8">* Componentlerde yapılan değişiklikleri de statelere bakarak görürüz</text:p>
      <text:p text:style-name="P2"/>
      <text:p text:style-name="P2"/>
      <text:p text:style-name="P21"/>
      <text:p text:style-name="P2"/>
      <text:p text:style-name="P46"><text:span text:style-name="T22">AŞAMA </text:span>4- Kurulum ve İlk Çalıştırma</text:p>
      <text:p text:style-name="P3"/>
      <text:p text:style-name="P3">* <text:span text:style-name="T2">React projesi oluşturup çalıştırabilmemiz için node ve npm gibi modüllerin bilgisayarımızda kurulu olması gerekmektedir</text:span></text:p>
      <text:p text:style-name="P3"/>
      <text:p text:style-name="P3">* <text:span text:style-name="T2">Proje oluştururken hazır bir paket kullanılır</text:span></text:p>
      <text:p text:style-name="P3"/>
      <text:p text:style-name="P3">* <text:span text:style-name="T2">npm install <text:s/>- g <text:s/>create-react-app diyerek bu paketin kurulumunu konsolumuzdan yapabiliriz</text:span></text:p>
      <text:p text:style-name="P3"/>
      <text:p text:style-name="P3">* <text:span text:style-name="T2">Proje dosyamızı oluşturup bu dosyayı kullandığımız ide ile açmalıyız</text:span></text:p>
      <text:p text:style-name="P3"/>
      <text:p text:style-name="P3">* <text:span text:style-name="T3">İdemizdeki terminali açıp projemizi oluşturalım</text:span></text:p>
      <text:p text:style-name="P3"/>
      <text:p text:style-name="P9">create-react-app reactapp <text:s text:c="3"/>(uygulama ismini küçük harflerle yazmanız gerekiyor)</text:p>
      <text:p text:style-name="P9"/>
      <text:p text:style-name="P9">* Bu işlem birkaç dakika sürebilir</text:p>
      <text:p text:style-name="P9"/>
      <text:p text:style-name="P9">* Artık dosyamızın içinde react için gerekli dökümanları görebiliriz</text:p>
      <text:p text:style-name="P9"/>
      <text:p text:style-name="P9">* Projemizi çalıştıralım</text:p>
      <text:p text:style-name="P9"/>
      <text:p text:style-name="P9">npm start </text:p>
      <text:p text:style-name="P3"/>
      <text:p text:style-name="P22"/>
      <text:p text:style-name="P3"/>
      <text:p text:style-name="P4"/>
      <text:p text:style-name="P4"/>
      <text:p text:style-name="P46"><text:soft-page-break/><text:span text:style-name="T22">AŞAMA </text:span>5- React Dosyaları Hakkında</text:p>
      <text:p text:style-name="P4"/>
      <text:p text:style-name="P4">* <text:span text:style-name="T3">Projemizin isminin , versiyonunun , paket bağımlılıklarının , çalıştırma - debug etme – servera yükleme gibi kodlarının vs bulunduğu dosya package.json dosyasıdır</text:span></text:p>
      <text:p text:style-name="P4"/>
      <text:p text:style-name="P4">* <text:span text:style-name="T3">Proje çalıştırıldığında görünen web sayfası public dosyasının içindeki index.html dir</text:span></text:p>
      <text:p text:style-name="P4"/>
      <text:p text:style-name="P4">* <text:span text:style-name="T3">Bu html sayfasına baktığımızda id’si root olan bir div görürüz</text:span></text:p>
      <text:p text:style-name="P4"/>
      <text:p text:style-name="P4">* <text:span text:style-name="T3">Bu divin içine componentlerimizi ekleyerek projeye devam ederiz</text:span></text:p>
      <text:p text:style-name="P4"/>
      <text:p text:style-name="P4">* <text:span text:style-name="T3">Projenin bu dive render edildiğini index.js dosyası içinde ReactDOM’un render edildiği id kısmını inceleyerek görebiliriz</text:span></text:p>
      <text:p text:style-name="P4"/>
      <text:p text:style-name="P4">* <text:span text:style-name="T3">Aynı zamanda bu dosya içinde react , dom , css gibi dosyalar da çağırılır</text:span></text:p>
      <text:p text:style-name="P4"/>
      <text:p text:style-name="P4">* <text:span text:style-name="T3">App.js içinde default bir component sınıfı oluşturulur</text:span></text:p>
      <text:p text:style-name="P4"/>
      <text:p text:style-name="P4">* <text:span text:style-name="T3">JSX formatı döndürüleceği için render fonksiyonu burada kullanılır</text:span></text:p>
      <text:p text:style-name="P4"/>
      <text:p text:style-name="P4">* <text:span text:style-name="T4">JSX sayesinde Javascript içinde html yazabiliriz</text:span></text:p>
      <text:p text:style-name="P23"/>
      <text:p text:style-name="P4"/>
      <text:p text:style-name="P46"><text:span text:style-name="T22">AŞAMA </text:span>6- React ve JSX</text:p>
      <text:p text:style-name="P5"/>
      <text:p text:style-name="P10">* JSX formatı sayesinde Javascript <text:s/>içinde hml yazarak web sayfası görünümünü elde edebiliyorduk</text:p>
      <text:p text:style-name="P10"/>
      <text:p text:style-name="P10">* Projeyi ilk başlattığımızda default olarak App.js içinde bir render fonksiyonu basılmıştır</text:p>
      <text:p text:style-name="P10"/>
      <text:p text:style-name="P10">* Bu render return yardımıyla jsx formatını bize döndürüp html i bize gösteriyor</text:p>
      <text:p text:style-name="P10"/>
      <text:p text:style-name="P10">* Burada dikkat edilmesi gereken şey bu jsx içinde yalnızca tek bir div yada herangi bir parent döndürülebiliyor</text:p>
      <text:p text:style-name="P10"/>
      <text:p text:style-name="P10">* İki ayrı div yada bir div ile bir başlık döndürmek için hepsini tek bir div çatısı altına almamız gerekiyor</text:p>
      <text:p text:style-name="P10"/>
      <text:p text:style-name="P10">* Aynı zamanda bu jsx formatında parentlar içindeki class keywordü yerine className kullanılır</text:p>
      <text:p text:style-name="P10"/>
      <text:p text:style-name="P10">* <text:span text:style-name="T5">For yerine ise htmlFor kullanılır</text:span></text:p>
      <text:p text:style-name="P25"/>
      <text:p text:style-name="P10"/>
      <text:p text:style-name="P46"><text:span text:style-name="T22">AŞAMA </text:span>7- JSX ve JavaScript İfadeleri</text:p>
      <text:p text:style-name="P6"/>
      <text:p text:style-name="P6">* <text:span text:style-name="T5">Render fonksiyonu içinde html yazıyorduk</text:span></text:p>
      <text:p text:style-name="P6"/>
      <text:p text:style-name="P6">* <text:span text:style-name="T5">Bu html in içinde de Javascript yazmak istiyorsak süslü parantez kullanacağız</text:span></text:p>
      <text:p text:style-name="P6"/>
      <text:p text:style-name="P6"/>
      <text:p text:style-name="P6"/>
      <text:p text:style-name="P6"/>
      <text:p text:style-name="P6"/>
      <text:p text:style-name="P6"><text:soft-page-break/>* <text:span text:style-name="T5">render(){</text:span></text:p>
      <text:p text:style-name="P6"><text:tab/><text:span text:style-name="T5">return(</text:span></text:p>
      <text:p text:style-name="P6"><text:tab/> <text:s text:c="3"/><text:span text:style-name="T5">&lt;div className=”App”&gt;</text:span></text:p>
      <text:p text:style-name="P6"><text:tab/><text:tab/><text:span text:style-name="T5">&lt;h4&gt; { 0 + 1 } &lt;/h4&gt;</text:span></text:p>
      <text:p text:style-name="P6"><text:tab/><text:tab/><text:span text:style-name="T5">&lt;h4&gt; { “furkan”.toUpperCase() } &lt;/h4&gt;</text:span></text:p>
      <text:p text:style-name="P6"><text:tab/> <text:s text:c="3"/><text:span text:style-name="T5">&lt;/div&gt;</text:span></text:p>
      <text:p text:style-name="P6"><text:tab/><text:span text:style-name="T5">);</text:span></text:p>
      <text:p text:style-name="P11">}</text:p>
      <text:p text:style-name="P6"/>
      <text:p text:style-name="P7">* <text:s/><text:span text:style-name="T5">Render parantezinden sonra const ile değişken tanımlayabiliriz</text:span></text:p>
      <text:p text:style-name="P7"/>
      <text:p text:style-name="P7">* <text:span text:style-name="T6">Bu değişkeni de yazdırmak içinsüslü parantez içine almayı unutmayalım</text:span></text:p>
      <text:p text:style-name="P24"/>
      <text:p text:style-name="P7"/>
      <text:p text:style-name="P7"/>
      <text:p text:style-name="P45"><text:span text:style-name="T22">AŞAMA </text:span>8 – İlk Componenti Oluşturma</text:p>
      <text:p text:style-name="P12"/>
      <text:p text:style-name="P12">* Src nin içine components adında bir dosya açalım ki daha düzenli ve anlaşılır bir</text:p>
      <text:p text:style-name="P12">proje yapımız olsun .</text:p>
      <text:p text:style-name="P12"/>
      <text:p text:style-name="P12">* Üzerinde sağ tıklayıp User.js adında bir class componenti oluşturalım .</text:p>
      <text:p text:style-name="P12"/>
      <text:p text:style-name="P12">* <text:span text:style-name="T7">User.js in içine girip rcc yazıp enterlayıp <text:s/>eklentiler sayesinde kısayoldan sayfanın</text:span></text:p>
      <text:p text:style-name="P13">ana yapısını oluşturalım . </text:p>
      <text:p text:style-name="P13"/>
      <text:p text:style-name="P13">* Export kısmını sayfanın altına taşırsak daha iyi olabilir .</text:p>
      <text:p text:style-name="P13"/>
      <text:p text:style-name="P13">* Bunu başka alanlarda componentimize etki etmek için yaparız diğer classlarda kullanabiliriz</text:p>
      <text:p text:style-name="P13"/>
      <text:p text:style-name="P13">* User componentimizin default yapısına bakacak olursak <text:s/>Render fonksiyonu içinde döndürülecek default bir div de geldi .</text:p>
      <text:p text:style-name="P13"/>
      <text:p text:style-name="P13">* User.js içinde bir form alanı oluşturup burayı App.js içinde kullanalım .</text:p>
      <text:p text:style-name="P13"/>
      <text:p text:style-name="P13">* App in içinde User ı çağırmamız lazım</text:p>
      <text:p text:style-name="P13"/>
      <text:p text:style-name="P13">import User from “./components/User”</text:p>
      <text:p text:style-name="P13"/>
      <text:p text:style-name="P13">* Sonuç olarak kodumuz şu şekli alacak</text:p>
      <text:p text:style-name="P13"/>
      <text:p text:style-name="P13">User.js</text:p>
      <text:p text:style-name="P13">--------</text:p>
      <text:p text:style-name="P13"/>
      <text:p text:style-name="P13">class User extends Component{</text:p>
      <text:p text:style-name="P13"><text:tab/>render(){</text:p>
      <text:p text:style-name="P13"><text:tab/><text:tab/>return(</text:p>
      <text:p text:style-name="P13"><text:tab/><text:tab/><text:tab/>&lt;div&gt;</text:p>
      <text:p text:style-name="P13"><text:tab/><text:tab/><text:tab/><text:tab/><text:span text:style-name="T8">&lt;form&gt;</text:span></text:p>
      <text:p text:style-name="P13"><text:tab/><text:tab/><text:tab/><text:tab/><text:tab/><text:span text:style-name="T8">&lt;input type =”text”/&gt;</text:span></text:p>
      <text:p text:style-name="P13"><text:tab/><text:tab/><text:tab/><text:tab/><text:tab/><text:span text:style-name="T8">&lt;button&gt; Gönder &lt;/button&gt;</text:span></text:p>
      <text:p text:style-name="P13"><text:tab/><text:tab/><text:tab/><text:tab/><text:span text:style-name="T8">&lt;/form&gt;</text:span></text:p>
      <text:p text:style-name="P13"><text:tab/><text:tab/><text:tab/><text:span text:style-name="T8">&lt;/div&gt;</text:span></text:p>
      <text:p text:style-name="P13"><text:soft-page-break/><text:tab/><text:tab/><text:span text:style-name="T8">)</text:span></text:p>
      <text:p text:style-name="P13"><text:tab/><text:span text:style-name="T8">}</text:span></text:p>
      <text:p text:style-name="P14"><text:tab/></text:p>
      <text:p text:style-name="P15">}</text:p>
      <text:p text:style-name="P14"/>
      <text:p text:style-name="P15">export default User ;</text:p>
      <text:p text:style-name="P7"><text:tab/></text:p>
      <text:p text:style-name="P7"/>
      <text:p text:style-name="P15">App.js</text:p>
      <text:p text:style-name="P15">--------</text:p>
      <text:p text:style-name="P15"/>
      <text:p text:style-name="P15">import User from “./components/User”;</text:p>
      <text:p text:style-name="P15"/>
      <text:p text:style-name="P15">class App extends Component {</text:p>
      <text:p text:style-name="P15"><text:tab/>render(){</text:p>
      <text:p text:style-name="P15"><text:tab/><text:tab/>return(</text:p>
      <text:p text:style-name="P15"><text:tab/><text:tab/><text:tab/>&lt;div className= “App”&gt;</text:p>
      <text:p text:style-name="P15"><text:tab/><text:tab/><text:tab/><text:tab/>&lt;h4&gt; App Component &lt;/h4&gt;</text:p>
      <text:p text:style-name="P15"><text:tab/><text:tab/><text:tab/><text:tab/>&lt;User/&gt;</text:p>
      <text:p text:style-name="P16"><text:tab/><text:tab/><text:tab/><text:tab/>&lt;User/&gt;</text:p>
      <text:p text:style-name="P16"><text:tab/><text:tab/><text:tab/>&lt;/div&gt;</text:p>
      <text:p text:style-name="P16"><text:tab/><text:tab/>)</text:p>
      <text:p text:style-name="P16"><text:tab/>}</text:p>
      <text:p text:style-name="P16">}</text:p>
      <text:p text:style-name="P16"/>
      <text:p text:style-name="P26"/>
      <text:p text:style-name="P16"/>
      <text:p text:style-name="P16"/>
      <text:p text:style-name="P36"><text:span text:style-name="T22">AŞAMA 9</text:span> – <text:span text:style-name="T9">React CSS ve Bootstrap </text:span></text:p>
      <text:p text:style-name="P17"/>
      <text:p text:style-name="P17">* <text:span text:style-name="T9">Reactta inline style şeklinde yani satıra özel css kullanılmak istiyorsak vereceğimiz özelliği iki tane iç içe güzel parantez açtıktan sonra yazıyoruz .</text:span></text:p>
      <text:p text:style-name="P17"/>
      <text:p text:style-name="P17"><text:s text:c="2"/><text:span text:style-name="T9">&lt;h4 style={{ color:”red” , fontSize:”30px”}}&gt;</text:span></text:p>
      <text:p text:style-name="P17"><text:s text:c="2"/><text:span text:style-name="T9">&lt;/h4&gt;</text:span></text:p>
      <text:p text:style-name="P17"/>
      <text:p text:style-name="P17">* <text:span text:style-name="T10">Bunun dışında className verip external bir css dosyasında da özellik belirtebiliriz .</text:span></text:p>
      <text:p text:style-name="P17"/>
      <text:p text:style-name="P17">* <text:span text:style-name="T10">Sayfamızda bootstrap kullanmak için bootstrabın sitesinden linki kopyalayıp index.htmlin içine gömebiliriz .</text:span></text:p>
      <text:p text:style-name="P17"/>
      <text:p text:style-name="P17">* <text:span text:style-name="T10">Css i link olarak sayfanın baş kısımlarına , javascripti ise alt kısımlara eklemeliyiz .</text:span></text:p>
      <text:p text:style-name="P17"/>
      <text:p text:style-name="P17">* <text:span text:style-name="T10">Test için ana divimizin className ini ‘ container ‘ yapabiliriz .</text:span></text:p>
      <text:p text:style-name="P27"/>
      <text:p text:style-name="P17"/>
      <text:p text:style-name="P17"/>
      <text:p text:style-name="P44"><text:span text:style-name="T22">AŞAMA </text:span>10 <text:span text:style-name="T9">– </text:span>Functional Components</text:p>
      <text:p text:style-name="P19"/>
      <text:p text:style-name="P19">* İki çeşit component mevcuttur ;</text:p>
      <text:p text:style-name="P19"/>
      <text:p text:style-name="P19"><text:s text:c="3"/>1- Class Base Component</text:p>
      <text:p text:style-name="P19"><text:soft-page-break/>2- Functional Component </text:p>
      <text:p text:style-name="P19"/>
      <text:p text:style-name="P19"/>
      <text:p text:style-name="P19">* Componentlerimiz içinde Navbar.js (içinde functional component olacak) isminde bir js oluşturalım . Bu navbar ı render etmeyeceğiz . Sadece statesiz bir kalıp sayfa bölümü olarak kullanalım .</text:p>
      <text:p text:style-name="P19"/>
      <text:p text:style-name="P19">* Navbar.js içinde (rfc kısayolu)</text:p>
      <text:p text:style-name="P19"/>
      <text:p text:style-name="P19"/>
      <text:p text:style-name="P19">import React from “react”;</text:p>
      <text:p text:style-name="P19"/>
      <text:p text:style-name="P19">function Navbar(){</text:p>
      <text:p text:style-name="P19"><text:tab/>return(</text:p>
      <text:p text:style-name="P19"><text:tab/><text:tab/>&lt;div&gt;</text:p>
      <text:p text:style-name="P19"><text:tab/><text:tab/><text:tab/>&lt;h3&gt; User App &lt;/h3&gt;</text:p>
      <text:p text:style-name="P19"><text:tab/><text:tab/>&lt;/div&gt;</text:p>
      <text:p text:style-name="P19"><text:tab/>)</text:p>
      <text:p text:style-name="P19">} </text:p>
      <text:p text:style-name="P17"><text:tab/></text:p>
      <text:p text:style-name="P19">export default Navbar ;</text:p>
      <text:p text:style-name="P19"/>
      <text:p text:style-name="P19">* <text:span text:style-name="T11">Artık Navigasyon barı bir funtional components olarak app.js miz içerisinde kullanabiliriz .</text:span></text:p>
      <text:p text:style-name="P28"/>
      <text:p text:style-name="P18"/>
      <text:p text:style-name="P36"><text:span text:style-name="T22">AŞAMA 11</text:span> – <text:span text:style-name="T11">Propsların Kullanımı </text:span></text:p>
      <text:p text:style-name="P18"/>
      <text:p text:style-name="P18">* <text:span text:style-name="T11">Propslar bir componentten başka bir componente veri aktarımı için kullanılır .</text:span></text:p>
      <text:p text:style-name="P18"/>
      <text:p text:style-name="P18">* <text:span text:style-name="T11">Kullanımı oldukça kolaydır .</text:span></text:p>
      <text:p text:style-name="P18"/>
      <text:p text:style-name="P18">* <text:span text:style-name="T12">User.js sayfasını değiştirip bilgi listesi yapalım .</text:span></text:p>
      <text:p text:style-name="P18"/>
      <text:p text:style-name="P18">* <text:span text:style-name="T12">Dışarıdan gelecek olan propslara yer verelim .</text:span></text:p>
      <text:p text:style-name="P18"/>
      <text:p text:style-name="P18">* <text:span text:style-name="T12">Ve hatırlatıcı özelliği olan destruction özelliğini kullanalım .</text:span></text:p>
      <text:p text:style-name="P18"/>
      <text:p text:style-name="P18"/>
      <text:p text:style-name="P37">Render () {</text:p>
      <text:p text:style-name="P37"><text:tab/>const{ name , departman , maas } = this.props;</text:p>
      <text:p text:style-name="P37"><text:tab/>return(</text:p>
      <text:p text:style-name="P37"><text:tab/><text:tab/>&lt;div&gt;</text:p>
      <text:p text:style-name="P37"><text:tab/><text:tab/><text:tab/>&lt;ul&gt;</text:p>
      <text:p text:style-name="P37"><text:tab/><text:tab/><text:tab/><text:tab/>&lt;li&gt; İsim : {name} &lt;/li&gt;</text:p>
      <text:p text:style-name="P37"><text:tab/><text:tab/><text:tab/><text:tab/>&lt;li&gt; Departman : {departman} &lt;/li&gt;</text:p>
      <text:p text:style-name="P37"><text:tab/><text:tab/><text:tab/><text:tab/>&lt;li&gt; Maaş : {maas} &lt;/li&gt;</text:p>
      <text:p text:style-name="P37"><text:tab/><text:tab/><text:tab/>&lt;/ul&gt;</text:p>
      <text:p text:style-name="P37"><text:tab/><text:tab/>&lt;/div&gt;</text:p>
      <text:p text:style-name="P37"><text:tab/>)</text:p>
      <text:p text:style-name="P37">}</text:p>
      <text:p text:style-name="P37"/>
      <text:p text:style-name="P37">* Böylece gelecek verilere göre <text:s/>dinamik bir sayfa yapısı oldu .</text:p>
      <text:p text:style-name="P37"><text:soft-page-break/>* Şimdi App ten User sayfasına verilerimizi gönderelim . Kullanıcı oluşturalım .</text:p>
      <text:p text:style-name="P37"/>
      <text:p text:style-name="P37">&lt;User </text:p>
      <text:p text:style-name="P37"><text:tab/>name = “Furkan Yıldız”</text:p>
      <text:p text:style-name="P37"><text:tab/>departman = “Bilgisayar Mühendisliği”</text:p>
      <text:p text:style-name="P37"><text:tab/>maas = “5000” </text:p>
      <text:p text:style-name="P37">/<text:span text:style-name="T13">&gt;</text:span></text:p>
      <text:p text:style-name="P47"/>
      <text:p text:style-name="P37"/>
      <text:p text:style-name="P37"/>
      <text:p text:style-name="P36"><text:span text:style-name="T22">AŞAMA 12</text:span> – <text:span text:style-name="T11">PropTypes ve Deafult Props </text:span></text:p>
      <text:p text:style-name="P31"/>
      <text:p text:style-name="P31">* <text:span text:style-name="T14">Aktarılacak olan verilerin türlerini , aktarıldıklarında yerlerinde ne yazacağı , yazılma zorunluluğu olup olmadığını kontrol edebildiğimiz bir mekanizmadır .</text:span></text:p>
      <text:p text:style-name="P31"/>
      <text:p text:style-name="P31">* <text:span text:style-name="T14">User.js e gelip PropType kütüphanesini çağıralım (impt kısayolu)</text:span></text:p>
      <text:p text:style-name="P31"/>
      <text:p text:style-name="P31">* <text:span text:style-name="T14">Şimdi de alanlara string <text:s/>olma ve mutlaka dolu olma koşulu koyalım .</text:span></text:p>
      <text:p text:style-name="P31"/>
      <text:p text:style-name="P31">* <text:span text:style-name="T14">Eğer gönderilmeyen veri varsa yerlerine “Bilgi Yok” yazdıralım .</text:span></text:p>
      <text:p text:style-name="P31"/>
      <text:p text:style-name="P31"/>
      <text:p text:style-name="P38">User.propTypes = {</text:p>
      <text:p text:style-name="P38"><text:tab/>name : PropTypes.string.isRequired ,</text:p>
      <text:p text:style-name="P38"><text:tab/>departman : PropTypes.string.isRequired ,</text:p>
      <text:p text:style-name="P38"><text:tab/>maas : PropTypes.string.isRequired </text:p>
      <text:p text:style-name="P38">}</text:p>
      <text:p text:style-name="P38"/>
      <text:p text:style-name="P38">User.defaultProps = {</text:p>
      <text:p text:style-name="P38"><text:tab/>name : “Bilgi Yok”,</text:p>
      <text:p text:style-name="P38"><text:tab/>departman : “Bilgi Yok”,</text:p>
      <text:p text:style-name="P38"><text:tab/>maas : “Bilgi Yok”</text:p>
      <text:p text:style-name="P38">}</text:p>
      <text:p text:style-name="P38"/>
      <text:p text:style-name="P48"/>
      <text:p text:style-name="P38"/>
      <text:p text:style-name="P38"/>
      <text:p text:style-name="P36"><text:span text:style-name="T22">AŞAMA 13</text:span> – <text:span text:style-name="T14">User Arayüzü ve Font Awesome </text:span></text:p>
      <text:p text:style-name="P31"/>
      <text:p text:style-name="P31">* <text:span text:style-name="T14">Fontawesome sitesinde kullanışlı ve estetik iconlar bulunuyor <text:s/>. Ayrıca arayüzü bootstrabı kullanarak özelleştirebiliriz .</text:span></text:p>
      <text:p text:style-name="P31"/>
      <text:p text:style-name="P31"><text:span text:style-name="T14">* Projemize icon dahil etmek için fontawesome sitesindeki beğendimiz iconun linkini index.html sayfamıza yerleştirelim .</text:span></text:p>
      <text:p text:style-name="P31"/>
      <text:p text:style-name="P31"><text:span text:style-name="T14">* Silme işlemi yapacağımızı düşünürsek Delete iconu diyerek sayfada arama yapıp seçtiğimiz iconun altındaki yazıyı tıklayıp class kısmındaki bootstrap vari kullanımı alacağız .</text:span></text:p>
      <text:p text:style-name="P31"/>
      <text:p text:style-name="P31"><text:span text:style-name="T14">* User arayüzümüze dahil edeceğimize göre User.js e girip İsim kısmının yanına ekleyelim .</text:span></text:p>
      <text:p text:style-name="P31"/>
      <text:p text:style-name="P32"><text:span text:style-name="T14">* Jsx formatı kullandığımıza göre className dönüşümü yapmamız gerekiyor .</text:span></text:p>
      <text:p text:style-name="P32"/>
      <text:p text:style-name="P32"><text:soft-page-break/><text:span text:style-name="T14">* Liste kısmını güzelleştirmek için bootstrapta div genişliğini ayarlayıp CardView kullanalım .</text:span></text:p>
      <text:p text:style-name="P32"/>
      <text:p text:style-name="P32"><text:span text:style-name="T14">* Silme butonunu sağa kaydırmak için flex justify kullanalım .</text:span></text:p>
      <text:p text:style-name="P32"/>
      <text:p text:style-name="P32"><text:span text:style-name="T14">* CardView ın header ve body kısımlarını ayrı ayrı kullanalım .</text:span></text:p>
      <text:p text:style-name="P32"/>
      <text:p text:style-name="P32"><text:span text:style-name="T14">* Başlık kısmına isim , body kısmına ise <text:s/>Maaş ve Departmanı yazdıralım .</text:span></text:p>
      <text:p text:style-name="P49"/>
      <text:p text:style-name="P32"/>
      <text:p text:style-name="P32"/>
      <text:p text:style-name="P36"><text:span text:style-name="T22">AŞAMA 14 </text:span>– <text:span text:style-name="T15">State Nedir ve Statelerin Özellikleri </text:span></text:p>
      <text:p text:style-name="P32"/>
      <text:p text:style-name="P32">* <text:span text:style-name="T15">State bir componentin durumlarını gösteren , tutan , değişik propertilerden oluşan javascript objesidir .</text:span></text:p>
      <text:p text:style-name="P32"/>
      <text:p text:style-name="P32">* <text:span text:style-name="T15">Her component kendi içinde statelere sahip olabilir . Componentin o anki durumunu temsil eder .</text:span></text:p>
      <text:p text:style-name="P32"/>
      <text:p text:style-name="P32">* <text:span text:style-name="T15">Bu componentin üzerine tıklanmış mı ?</text:span></text:p>
      <text:p text:style-name="P32"><text:s text:c="3"/><text:span text:style-name="T15">Şu an bu component görünür mü ? </text:span></text:p>
      <text:p text:style-name="P32"><text:s text:c="3"/><text:span text:style-name="T15">Componentin içindeki butona tıklanmış mı ? </text:span></text:p>
      <text:p text:style-name="P39">Gibi aklımıza gelebilecek herşey state olabilir . State objesi içinde barınabilir .</text:p>
      <text:p text:style-name="P39"/>
      <text:p text:style-name="P39">* Web sayfamızdaki componentte bir state değiştiği zaman bizim virtual dom aracımız <text:s/>bunu görür .</text:p>
      <text:p text:style-name="P39"/>
      <text:p text:style-name="P39">* Sonra da bu component tekrar render edilir . <text:s/>Sayfanın tümü render edilmez .</text:p>
      <text:p text:style-name="P39"/>
      <text:p text:style-name="P39">* SetState fonksiyonu yardımıyla stateleri değiştirebiliriz .</text:p>
      <text:p text:style-name="P39"/>
      <text:p text:style-name="P39">* Bir componentin state objesi başka bir componentde props yardımıyla görülebilir .</text:p>
      <text:p text:style-name="P51"/>
      <text:p text:style-name="P39"/>
      <text:p text:style-name="P39"/>
      <text:p text:style-name="P36"><text:span text:style-name="T22">AŞAMA 15 </text:span>– <text:span text:style-name="T16">State Oluşturma </text:span></text:p>
      <text:p text:style-name="P33"/>
      <text:p text:style-name="P33">* <text:span text:style-name="T16">User componentimiz içinde bir state tanımlayalım</text:span></text:p>
      <text:p text:style-name="P33"/>
      <text:p text:style-name="P33">* <text:span text:style-name="T16">Bu state ile componentimizin card-body yani başlık dışındaki alanının görünürlüğünü kontrol edelim .</text:span></text:p>
      <text:p text:style-name="P33"/>
      <text:p text:style-name="P40">* State true olduğunda body kısmı görünsün , false olduğunda görünmesin</text:p>
      <text:p text:style-name="P40"/>
      <text:p text:style-name="P40">* User sınıfının hemen altında state i tanımlayalım . Daha sonra <text:s/>card-body nin divini bir kontrol alanı içine alalım .</text:p>
      <text:p text:style-name="P40"/>
      <text:p text:style-name="P40"/>
      <text:p text:style-name="P40">class User <text:s/>extends Component {</text:p>
      <text:p text:style-name="P40"><text:tab/>state = { isVisible : false }</text:p>
      <text:p text:style-name="P40"><text:tab/>// diğer alanlara dokunmuyoruz </text:p>
      <text:p text:style-name="P40"/>
      <text:p text:style-name="P40"><text:tab/>render(){</text:p>
      <text:p text:style-name="P40"><text:tab/><text:tab/>const{ isVisible } = this.state ;</text:p>
      <text:p text:style-name="P40"><text:tab/><text:tab/>return ( </text:p>
      <text:p text:style-name="P40"><text:soft-page-break/><text:tab/><text:tab/><text:tab/>{ isVisible ?</text:p>
      <text:p text:style-name="P40"><text:tab/><text:tab/><text:tab/><text:tab/>&lt;div className = “card-body”&gt;</text:p>
      <text:p text:style-name="P40"><text:tab/><text:tab/><text:tab/><text:tab/> <text:s/>.</text:p>
      <text:p text:style-name="P40"><text:tab/><text:tab/><text:tab/><text:tab/> <text:s/>.</text:p>
      <text:p text:style-name="P40"><text:tab/><text:tab/><text:tab/><text:tab/> <text:s/>.</text:p>
      <text:p text:style-name="P40"><text:tab/><text:tab/><text:tab/><text:tab/>&lt;/div&gt;</text:p>
      <text:p text:style-name="P40"><text:tab/><text:tab/><text:tab/>: null </text:p>
      <text:p text:style-name="P40"><text:tab/><text:tab/><text:tab/>}</text:p>
      <text:p text:style-name="P40"><text:tab/><text:tab/>)</text:p>
      <text:p text:style-name="P40"><text:tab/>}</text:p>
      <text:p text:style-name="P40">}</text:p>
      <text:p text:style-name="P40"/>
      <text:p text:style-name="P40"/>
      <text:p text:style-name="P40">* Bu state i tarayıcıda kontrol etmek için tarayıcımızdaki react arayüzüne ( eklentisine ) User kısımlarını seçtiğimizde çıkan isVisible özelliğinin kutusuna tıklayabiliriz . Tıklandığında o user a özel olarak body nin görünür hale geldiğini göreceğiz .</text:p>
      <text:p text:style-name="P52"/>
      <text:p text:style-name="P40"/>
      <text:p text:style-name="P40"/>
      <text:p text:style-name="P36"><text:span text:style-name="T22">AŞAMA 16 </text:span>– <text:span text:style-name="T17">React Eventler</text:span></text:p>
      <text:p text:style-name="P34"/>
      <text:p text:style-name="P34">* <text:span text:style-name="T18">User Componentimizin içinde h4 başlığı içinde bu başlığı içinde bu başlığa tıklandığında bir onClickEvent çalışacağını söyleyelim .</text:span></text:p>
      <text:p text:style-name="P34"/>
      <text:p text:style-name="P34">* <text:span text:style-name="T18">Bind yardımıyla bu evente bir sayı gönderelim</text:span></text:p>
      <text:p text:style-name="P34"/>
      <text:p text:style-name="P34">* <text:span text:style-name="T18">Render ın üzerinde tıkladığımız onClickEvent fonksiyonunda bu sayıyı alalım ve konsola yazdıralım .</text:span></text:p>
      <text:p text:style-name="P34"/>
      <text:p text:style-name="P34">// <text:span text:style-name="T18">diğer kısımlara dokunmayalım </text:span></text:p>
      <text:p text:style-name="P41">onClickEvent = (number,e) =&gt; {</text:p>
      <text:p text:style-name="P41"><text:tab/>console.log(number);</text:p>
      <text:p text:style-name="P41">}</text:p>
      <text:p text:style-name="P41"/>
      <text:p text:style-name="P41">render(){</text:p>
      <text:p text:style-name="P41"><text:tab/>return(</text:p>
      <text:p text:style-name="P41"><text:tab/><text:tab/>&lt;h4 className --- onClick={this.onClickEvent.bind(this,34)} &gt;</text:p>
      <text:p text:style-name="P41"><text:tab/><text:tab/>&lt;/h4&gt;</text:p>
      <text:p text:style-name="P41"><text:tab/>)</text:p>
      <text:p text:style-name="P41">}</text:p>
      <text:p text:style-name="P41"/>
      <text:p text:style-name="P53"/>
      <text:p text:style-name="P41"/>
      <text:p text:style-name="P41"/>
      <text:p text:style-name="P36"><text:span text:style-name="T22">AŞAMA 17 </text:span>– <text:span text:style-name="T19">State Değiştirme</text:span></text:p>
      <text:p text:style-name="P35"/>
      <text:p text:style-name="P35">* <text:span text:style-name="T19">Daha önce yazdığımız h4 içindeki onClick kısmı çalışınca fonksiyona sayı gönderip bu fonksiyonda yazdırıyorduk .</text:span></text:p>
      <text:p text:style-name="P35"/>
      <text:p text:style-name="P35">* <text:span text:style-name="T19">Şimdi Bir şey göndermemize gerek yok sadece basıldığında componentin statetindeki isVisible özelliğini not operatörü ile tersine çevirelim .</text:span></text:p>
      <text:p text:style-name="P35"/>
      <text:p text:style-name="P35"><text:soft-page-break/>* <text:span text:style-name="T19">h4 alanımızı düzenleyelim .</text:span></text:p>
      <text:p text:style-name="P35"/>
      <text:p text:style-name="P35"><text:tab/><text:span text:style-name="T19">&lt;h4 --- onClick={this.onClickEvent}&gt; {name} &lt;/h4&gt;</text:span></text:p>
      <text:p text:style-name="P35"/>
      <text:p text:style-name="P35">* <text:span text:style-name="T19">Fonksiyonumuzda setState kullanarak componentin stateini değiştirelim .</text:span></text:p>
      <text:p text:style-name="P35"/>
      <text:p text:style-name="P35"><text:tab/><text:span text:style-name="T19">OnClickEvent =(e)=&gt; {</text:span></text:p>
      <text:p text:style-name="P35"><text:tab/><text:tab/><text:span text:style-name="T19">this.setState ({</text:span></text:p>
      <text:p text:style-name="P35"><text:tab/><text:tab/><text:tab/><text:span text:style-name="T19">isVisible :! this.state.isVisible </text:span></text:p>
      <text:p text:style-name="P35"><text:tab/><text:tab/><text:span text:style-name="T19">})</text:span></text:p>
      <text:p text:style-name="P35"><text:tab/><text:span text:style-name="T19">}</text:span></text:p>
      <text:p text:style-name="P50"/>
      <text:p text:style-name="P35"/>
      <text:p text:style-name="P36"><text:span text:style-name="T22">AŞAMA 18 </text:span>– <text:span text:style-name="T19">Componentler Arası İletişim </text:span></text:p>
      <text:p text:style-name="P35"/>
      <text:p text:style-name="P35">* <text:span text:style-name="T19">Bu uygulamada ek bir component açacağız . App componentindeki kişi verilerini state içinde göstereceğiz . Daha sonra state içinde liste halinde isim , departman , maaş gibi bilgileri yazacağız .</text:span></text:p>
      <text:p text:style-name="P35"/>
      <text:p text:style-name="P35">* <text:span text:style-name="T19">Components klasörü içinde Users.js i oluşturalım . Burada User componentini kullanacağımız için import edelim .</text:span></text:p>
      <text:p text:style-name="P35"/>
      <text:p text:style-name="P35">* <text:span text:style-name="T19">App componenti içinde stateimizi oluşturalım . State içindeki <text:s/>listenin adı users olsun . Arrayde de her bir User objemiz yer alsın .</text:span></text:p>
      <text:p text:style-name="P35"/>
      <text:p text:style-name="P35">* <text:span text:style-name="T19">Artık ana componentimizin altında bir navigasyon componenti <text:s/>ve User componenti varken , app ile user componenti arasına bir de Users componenti eklemiş olduk .</text:span></text:p>
      <text:p text:style-name="P35"/>
      <text:p text:style-name="P35">* <text:span text:style-name="T19">Users a App in içinden users listemizi (state’i) props olarak gönderelim .</text:span></text:p>
      <text:p text:style-name="P35"/>
      <text:p text:style-name="P35">* <text:span text:style-name="T20">Users componentine göndereceğimiz propsu App içinde yazalaım .</text:span></text:p>
      <text:p text:style-name="P35"/>
      <text:p text:style-name="P42">class App extends Component{</text:p>
      <text:p text:style-name="P42"><text:tab/>state = {</text:p>
      <text:p text:style-name="P42"><text:tab/><text:tab/>users : [</text:p>
      <text:p text:style-name="P42"><text:tab/><text:tab/> <text:s text:c="4"/>{ </text:p>
      <text:p text:style-name="P42"><text:tab/><text:tab/><text:tab/>id : 1,</text:p>
      <text:p text:style-name="P42"><text:tab/><text:tab/><text:tab/>name : “Furkan Yıldız”,</text:p>
      <text:p text:style-name="P42"><text:tab/><text:tab/><text:tab/>departman : “Bilgisayar Mühendisliği” , </text:p>
      <text:p text:style-name="P42"><text:tab/><text:tab/><text:tab/>maas : “5000”</text:p>
      <text:p text:style-name="P42"><text:tab/><text:tab/> <text:s text:c="4"/>}</text:p>
      <text:p text:style-name="P42"><text:tab/><text:tab/>]</text:p>
      <text:p text:style-name="P42"><text:tab/>}</text:p>
      <text:p text:style-name="P42"><text:tab/>render(){</text:p>
      <text:p text:style-name="P42"><text:tab/><text:tab/>return(</text:p>
      <text:p text:style-name="P42"><text:tab/><text:tab/><text:tab/>&lt;div className=”container”&gt;</text:p>
      <text:p text:style-name="P42"><text:tab/><text:tab/><text:tab/><text:tab/>&lt;Navbar title =”User App”/&gt;</text:p>
      <text:p text:style-name="P42"><text:tab/><text:tab/><text:tab/><text:tab/>&lt;hr /&gt;</text:p>
      <text:p text:style-name="P42"><text:tab/><text:tab/><text:tab/><text:tab/>&lt;Users users={this.state.users}/&gt;</text:p>
      <text:p text:style-name="P42"><text:tab/><text:tab/><text:tab/>&lt;/div&gt;</text:p>
      <text:p text:style-name="P42"><text:tab/><text:tab/>);</text:p>
      <text:p text:style-name="P42"><text:tab/>}</text:p>
      <text:p text:style-name="P42">}</text:p>
      <text:p text:style-name="P42"><text:soft-page-break/>* Users componentine gelip propsu alalım . Her bir user objesini ayırt etmek için key kullanalım . Bu key uniq olmalı bu yüzden id’yi buraya atayalım . Statein içinde dolaşıp <text:s/>userları görebilmek için map fonksiyonu kullanacağız <text:s/>.</text:p>
      <text:p text:style-name="P42"/>
      <text:p text:style-name="P42"/>
      <text:p text:style-name="P42">class Users extends Component {</text:p>
      <text:p text:style-name="P42"><text:tab/>render(){</text:p>
      <text:p text:style-name="P42"><text:tab/><text:tab/>const{users} = this.props;</text:p>
      <text:p text:style-name="P42"><text:tab/><text:tab/>return(</text:p>
      <text:p text:style-name="P42"><text:tab/><text:tab/><text:tab/>&lt;div&gt;</text:p>
      <text:p text:style-name="P42"><text:tab/><text:tab/><text:tab/> <text:s text:c="5"/>{</text:p>
      <text:p text:style-name="P42"><text:tab/><text:tab/><text:tab/><text:tab/>users.map(users=&gt;{</text:p>
      <text:p text:style-name="P42"><text:tab/><text:tab/><text:tab/><text:tab/> <text:s text:c="6"/>return(</text:p>
      <text:p text:style-name="P42"><text:tab/><text:tab/><text:tab/><text:tab/><text:tab/>&lt;User</text:p>
      <text:p text:style-name="P42"><text:tab/><text:tab/><text:tab/><text:tab/> <text:s text:c="17"/>key={user.id}</text:p>
      <text:p text:style-name="P42"><text:tab/><text:tab/><text:tab/><text:tab/><text:tab/> <text:s text:c="5"/>name={user.name}</text:p>
      <text:p text:style-name="P42"><text:tab/><text:tab/><text:tab/><text:tab/><text:tab/> <text:s text:c="5"/>maas={user.maas}</text:p>
      <text:p text:style-name="P42"><text:tab/><text:tab/><text:tab/><text:tab/><text:tab/> <text:s text:c="5"/>departman={user.departman}</text:p>
      <text:p text:style-name="P42"><text:tab/><text:tab/><text:tab/><text:tab/><text:tab/>/&gt;</text:p>
      <text:p text:style-name="P42"><text:s text:c="55"/>)</text:p>
      <text:p text:style-name="P42"><text:tab/><text:tab/><text:tab/><text:tab/>}<text:span text:style-name="T21">)</text:span></text:p>
      <text:p text:style-name="P42"><text:tab/><text:tab/><text:tab/> <text:s text:c="6"/><text:span text:style-name="T21">}</text:span></text:p>
      <text:p text:style-name="P42"><text:tab/><text:tab/><text:tab/><text:span text:style-name="T21">&lt;/div&gt;</text:span></text:p>
      <text:p text:style-name="P42"><text:tab/><text:tab/><text:span text:style-name="T21">)</text:span></text:p>
      <text:p text:style-name="P42"><text:tab/><text:span text:style-name="T21">}</text:span></text:p>
      <text:p text:style-name="P43">}</text:p>
      <text:p text:style-name="P42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17:49:05.121931408</meta:creation-date>
    <dc:date>2019-06-24T19:51:26.198493565</dc:date>
    <meta:editing-duration>PT2H11M34S</meta:editing-duration>
    <meta:editing-cycles>15</meta:editing-cycles>
    <meta:generator>LibreOffice/6.0.7.3$Linux_X86_64 LibreOffice_project/00m0$Build-3</meta:generator>
    <meta:document-statistic meta:table-count="0" meta:image-count="0" meta:object-count="0" meta:page-count="11" meta:paragraph-count="312" meta:word-count="1932" meta:character-count="13318" meta:non-whitespace-character-count="11212"/>
  </office:meta>
</office:document-meta>
</file>